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You play as a veteran of the flight empire, stuck in a asteroid field you must blast your way hom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imee Mercer</meta:initial-creator>
    <dc:creator>Aimee Mercer</dc:creator>
    <meta:creation-date>2023-04-28T11:39:00Z</meta:creation-date>
    <dc:date>2023-04-28T11:40:00Z</dc:date>
    <meta:template xlink:href="Normal" xlink:type="simple"/>
    <meta:editing-cycles>1</meta:editing-cycles>
    <meta:editing-duration>PT0S</meta:editing-duration>
    <meta:document-statistic meta:page-count="1" meta:paragraph-count="1" meta:word-count="14" meta:character-count="99" meta:row-count="1" meta:non-whitespace-character-count="86"/>
  </office:meta>
</office:document-meta>
</file>